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9444in" table:align="left"/>
    </style:style>
    <style:style style:name="Table1.A" style:family="table-column">
      <style:table-column-properties style:column-width="8.9444in"/>
    </style:style>
    <style:style style:name="Table1.2" style:family="table-row">
      <style:table-row-properties style:min-row-height="0.1875in"/>
    </style:style>
    <style:style style:name="Table1.152" style:family="table-row">
      <style:table-row-properties style:min-row-height="0.125in"/>
    </style:style>
    <style:style style:name="P1" style:family="paragraph" style:parent-style-name="Preformatted_20_Text">
      <style:paragraph-properties fo:margin-top="0in" fo:margin-bottom="0.1965in" style:contextual-spacing="false" fo:text-align="start" style:justify-single-word="false"/>
      <style:text-properties fo:font-weight="bold"/>
    </style:style>
    <style:style style:name="P2" style:family="paragraph" style:parent-style-name="Preformatted_20_Text">
      <style:paragraph-properties fo:margin-top="0in" fo:margin-bottom="0.1965in" style:contextual-spacing="false" fo:text-align="start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3"/>
          </table:table-cell>
        </table:table-row>
        <table:table-row table:style-name="Table1.2">
          <table:table-cell office:value-type="string">
            <text:section text:style-name="Sect1" text:name="win0divDERIVED_TSCRPT_TSCRPT_COMP_DATA_H$1">
              <text:p text:style-name="P2">Print Date <text:s text:c="2"/>: <text:s/>2014-10-01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">
              <text:p text:style-name="P2">Santa Clara University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">
              <text:p text:style-name="P2">Name <text:s text:c="5"/>: <text:s/>Rick Sullivan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">
              <text:p text:style-name="P2">Student ID: <text:s/>0000078474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">
              <text:p text:style-name="P2">Address <text:s text:c="2"/>: <text:s/>2934 NE 43rd Avenue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">
              <text:p text:style-name="P2"><text:s text:c="13"/>Portland, OR 97213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">
              <text:p text:style-name="P2"><text:s text:c="13"/>United State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">
              <text:p text:style-name="P2"><text:s text:c="24"/><text:span text:style-name="T1">- - - - - <text:s text:c="2"/>Test Credits <text:s text:c="2"/>- - - - -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">
              <text:p text:style-name="P2">Test Credits Applied Toward Undergraduate Engineering Program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">
              <text:p text:style-name="P2">HIST <text:s text:c="6"/>96A <text:s text:c="5"/>Intro to the Hist of the US I <text:s text:c="4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">
              <text:p text:style-name="P2">MATH <text:s text:c="6"/>11 <text:s text:c="6"/>Calculus &amp; Analytic Geometry I <text:s text:c="3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">
              <text:p text:style-name="P2">MATH <text:s text:c="6"/>12 <text:s text:c="6"/>Calculus &amp; Analytic Geom II <text:s text:c="6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">
              <text:p text:style-name="P2">MATH <text:s text:c="6"/>13 <text:s text:c="6"/>Calculus &amp; Analytic Geom III <text:s text:c="5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">
              <text:p text:style-name="P2">PHYS <text:s text:c="6"/>31 <text:s text:c="6"/>Phys Scientists and Engrs I <text:s text:c="6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5">
              <text:p text:style-name="P2">TRCR <text:s text:c="7"/>1 <text:s text:c="6"/>Elective Credit <text:s text:c="18"/>4.00 <text:s text:c="4"/>4.00 C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6">
              <text:p text:style-name="P2"><text:s text:c="4"/>Test Trans GPA: <text:s text:c="4"/>0.000 <text:s/>Transfer Totals : <text:s text:c="4"/>24.00 <text:s text:c="3"/>24.00 <text:s text:c="9"/>0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7">
              <text:p text:style-name="P2"><text:s text:c="18"/><text:span text:style-name="T1">- - - - - <text:s text:c="2"/>Academic Program History <text:s text:c="2"/>- - - - -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8">
              <text:p text:style-name="P2">Program <text:s text:c="4"/>: <text:s/>Undergraduate Engineering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9">
              <text:p text:style-name="P2">2011-06-13 <text:s/>: <text:s/>Active in Program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0">
              <text:p text:style-name="P2"><text:s text:c="15"/>2011-06-13 : Undeclared Engineering Maj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1">
              <text:p text:style-name="P2">2012-11-28 <text:s/>: <text:s/>Active in Program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2">
              <text:p text:style-name="P2"><text:s text:c="15"/>2012-11-28 : Computer Science &amp; Engineering Maj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3">
              <text:p text:style-name="P2">2012-11-28 <text:s/>: <text:s/>Active in Program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4">
              <text:p text:style-name="P2"><text:s text:c="15"/>2012-11-28 : Computer Science &amp; Engineering Maj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5">
              <text:p text:style-name="P2"><text:s text:c="15"/>2012-11-28 : Mathematics Min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6">
              <text:p text:style-name="P2">2013-02-11 <text:s/>: <text:s/>Active in Program</text:p>
            </text:section>
          </table:table-cell>
        </table:table-row>
        <text:soft-page-break/>
        <table:table-row table:style-name="Table1.2">
          <table:table-cell office:value-type="string">
            <text:section text:style-name="Sect1" text:name="win0divDERIVED_TSCRPT_TSCRPT_COMP_DATA_H$27">
              <text:p text:style-name="P2"><text:s text:c="15"/>2013-02-11 : Computer Science &amp; Engineering Maj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8">
              <text:p text:style-name="P2"><text:s text:c="15"/>2013-02-11 : Mathematics Minor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29">
              <text:p text:style-name="P2"><text:s text:c="15"/>2013-02-11 : The Digital Age Pathway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0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1">
              <text:p text:style-name="P2"><text:s text:c="14"/><text:span text:style-name="T1">- - - - - <text:s text:c="2"/>Beginning of Undergraduate Record <text:s text:c="2"/>- - - - -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2">
              <text:p text:style-name="P2"><text:s text:c="24"/><text:span text:style-name="T1">Fall 2011 <text:s/>(2011-09-19 to 2011-12-09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3">
              <text:p text:style-name="P2">CHEM <text:s text:c="6"/>11 <text:s text:c="6"/>General Chemistry I L&amp;L <text:s text:c="10"/>5.00 <text:s text:c="4"/>5.00 A- <text:s text:c="5"/>18.5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4">
              <text:p text:style-name="P2">COEN <text:s text:c="6"/>10 <text:s text:c="6"/>Introduction to Programming <text:s text:c="6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5">
              <text:p text:style-name="P2">COEN <text:s text:c="6"/>10L <text:s text:c="5"/>Intro to Programming Lab <text:s text:c="9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6">
              <text:p text:style-name="P2">ENGL <text:s text:c="7"/>1H <text:s text:c="5"/>Critical Think &amp; Write I:Hnrs <text:s text:c="4"/>4.00 <text:s text:c="4"/>4.00 A- <text:s text:c="5"/>14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7">
              <text:p text:style-name="P2"><text:s text:c="5"/>Course Topic(s): Savages &amp; Barbarian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8">
              <text:p text:style-name="P2">ENGR <text:s text:c="7"/>1 <text:s text:c="6"/>Intro to Engineering <text:s text:c="13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39">
              <text:p text:style-name="P2">MATH <text:s text:c="6"/>14 <text:s text:c="6"/>Calculus &amp; Analytic Geom IV <text:s text:c="6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0">
              <text:p text:style-name="P2"><text:s text:c="9"/>TERM GPA : <text:s text:c="4"/>3.858 <text:s text:c="5"/>TERM TOTALS : <text:s text:c="4"/>19.00 <text:s text:c="3"/>19.00 <text:s text:c="8"/>73.3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1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2">
              <text:p text:style-name="P2"><text:s text:c="9"/>CUM <text:s/>GPA : <text:s text:c="4"/>3.858 <text:s text:c="5"/>CUM <text:s/>TOTALS : <text:s text:c="4"/>19.00 <text:s text:c="3"/>43.00 <text:s text:c="8"/>73.3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3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4">
              <text:p text:style-name="P2"><text:s text:c="23"/><text:span text:style-name="T1">Winter 2012 <text:s/>(2012-01-09 to 2012-03-23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5">
              <text:p text:style-name="P2">COEN <text:s text:c="6"/>11 <text:s text:c="6"/>Advanced Programming <text:s text:c="1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6">
              <text:p text:style-name="P2">COEN <text:s text:c="6"/>11L <text:s text:c="5"/>Advanced Programming Lab <text:s text:c="9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7">
              <text:p text:style-name="P2">ENGL <text:s text:c="7"/>2H <text:s text:c="5"/>Critical Think &amp; Write II:Hnrs <text:s text:c="3"/>4.00 <text:s text:c="4"/>4.00 A- <text:s text:c="5"/>14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8">
              <text:p text:style-name="P2"><text:s text:c="5"/>Course Topic(s): Savages and Barbarian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49">
              <text:p text:style-name="P2">HNRS <text:s text:c="6"/>11A <text:s text:c="5"/>Cultures and Ideas I <text:s text:c="1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0">
              <text:p text:style-name="P2"><text:s text:c="5"/>Course Topic(s): Art, Power, &amp; Propaganda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1">
              <text:p text:style-name="P2">MATH <text:s text:c="6"/>22 <text:s text:c="6"/>Differential Equations <text:s text:c="11"/>4.00 <text:s text:c="4"/>4.00 A- <text:s text:c="5"/>14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2">
              <text:p text:style-name="P2"><text:s text:c="9"/>TERM GPA : <text:s text:c="4"/>3.859 <text:s text:c="5"/>TERM TOTALS : <text:s text:c="4"/>17.00 <text:s text:c="3"/>17.00 <text:s text:c="8"/>65.6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3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4">
              <text:p text:style-name="P2"><text:s text:c="9"/>CUM <text:s/>GPA : <text:s text:c="4"/>3.858 <text:s text:c="5"/>CUM <text:s/>TOTALS : <text:s text:c="4"/>36.00 <text:s text:c="3"/>60.00 <text:s text:c="7"/>138.900</text:p>
            </text:section>
          </table:table-cell>
        </table:table-row>
        <text:soft-page-break/>
        <table:table-row table:style-name="Table1.2">
          <table:table-cell office:value-type="string">
            <text:section text:style-name="Sect1" text:name="win0divDERIVED_TSCRPT_TSCRPT_COMP_DATA_H$55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6">
              <text:p text:style-name="P2"><text:s text:c="23"/><text:span text:style-name="T1">Spring 2012 <text:s/>(2012-04-02 to 2012-06-14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7">
              <text:p text:style-name="P2">AMTH <text:s text:c="5"/>108 <text:s text:c="6"/>Probability &amp; Statistics <text:s text:c="9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8">
              <text:p text:style-name="P2">COEN <text:s text:c="6"/>12 <text:s text:c="6"/>Abstract Data Types&amp;Structures <text:s text:c="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59">
              <text:p text:style-name="P2">COEN <text:s text:c="6"/>12L <text:s text:c="5"/>Abstr Data Types&amp;StructuresLab <text:s text:c="3"/>1.00 <text:s text:c="4"/>1.00 A- <text:s text:c="6"/>3.7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0">
              <text:p text:style-name="P2">HNRS <text:s text:c="6"/>12A <text:s text:c="5"/>Cultures and Ideas II <text:s text:c="12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1">
              <text:p text:style-name="P2"><text:s text:c="5"/>Course Topic(s): Art, Power, &amp; Propaganda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2">
              <text:p text:style-name="P2">PHYS <text:s text:c="6"/>32 <text:s text:c="6"/>Phys Scientists and Engrs II <text:s text:c="5"/>5.00 <text:s text:c="4"/>5.00 B <text:s text:c="6"/>15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3">
              <text:p text:style-name="P2"><text:s text:c="9"/>TERM GPA : <text:s text:c="4"/>3.706 <text:s text:c="5"/>TERM TOTALS : <text:s text:c="4"/>18.00 <text:s text:c="3"/>18.00 <text:s text:c="8"/>66.7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4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5">
              <text:p text:style-name="P2"><text:s text:c="9"/>CUM <text:s/>GPA : <text:s text:c="4"/>3.807 <text:s text:c="5"/>CUM <text:s/>TOTALS : <text:s text:c="4"/>54.00 <text:s text:c="3"/>78.00 <text:s text:c="7"/>205.6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6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7">
              <text:p text:style-name="P2"><text:s text:c="24"/><text:span text:style-name="T1">Fall 2012 <text:s/>(2012-09-17 to 2012-12-07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8">
              <text:p text:style-name="P2">COEN <text:s text:c="6"/>19 <text:s text:c="6"/>Discrete Mathematics <text:s text:c="1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69">
              <text:p text:style-name="P2">COEN <text:s text:c="6"/>21 <text:s text:c="6"/>Introduction to Logic Design <text:s text:c="5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0">
              <text:p text:style-name="P2">COEN <text:s text:c="6"/>21L <text:s text:c="5"/>Logic Design Lab <text:s text:c="17"/>1.00 <text:s text:c="4"/>1.00 A- <text:s text:c="6"/>3.7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1">
              <text:p text:style-name="P2">PHYS <text:s text:c="6"/>33 <text:s text:c="6"/>Physics:Science &amp; Engr III <text:s text:c="7"/>5.00 <text:s text:c="4"/>5.00 A- <text:s text:c="5"/>18.5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2">
              <text:p text:style-name="P2">RSOC <text:s text:c="7"/>9 <text:s text:c="6"/>Ways of Understanding Religion <text:s text:c="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3">
              <text:p text:style-name="P2"><text:s text:c="9"/>TERM GPA : <text:s text:c="4"/>3.900 <text:s text:c="5"/>TERM TOTALS : <text:s text:c="4"/>18.00 <text:s text:c="3"/>18.00 <text:s text:c="8"/>70.2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4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5">
              <text:p text:style-name="P2"><text:s text:c="9"/>CUM <text:s/>GPA : <text:s text:c="4"/>3.831 <text:s text:c="5"/>CUM <text:s/>TOTALS : <text:s text:c="4"/>72.00 <text:s text:c="3"/>96.00 <text:s text:c="7"/>275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6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7">
              <text:p text:style-name="P2"><text:s text:c="23"/><text:span text:style-name="T1">Winter 2013 <text:s/>(2013-01-07 to 2013-03-22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8">
              <text:p text:style-name="P2">COEN <text:s text:c="6"/>70 <text:s text:c="6"/>Form Spec &amp; Adv Data Struc <text:s text:c="7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79">
              <text:p text:style-name="P2">COEN <text:s text:c="6"/>70L <text:s text:c="5"/>Form Spec &amp; Adv Data Struc Lab <text:s text:c="3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0">
              <text:p text:style-name="P2">ELEN <text:s text:c="6"/>50 <text:s text:c="6"/>Electric Circuits I <text:s text:c="14"/>4.00 <text:s text:c="4"/>4.00 A- <text:s text:c="5"/>14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1">
              <text:p text:style-name="P2">ELEN <text:s text:c="6"/>50L <text:s text:c="5"/>Electric Circuits I Lab <text:s text:c="10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2">
              <text:p text:style-name="P2">HNRS <text:s text:c="6"/>20 <text:s text:c="6"/>Difficult Dialogues <text:s text:c="14"/>4.00 <text:s text:c="4"/>4.00 A <text:s text:c="6"/>16.000</text:p>
            </text:section>
          </table:table-cell>
        </table:table-row>
        <text:soft-page-break/>
        <table:table-row table:style-name="Table1.2">
          <table:table-cell office:value-type="string">
            <text:section text:style-name="Sect1" text:name="win0divDERIVED_TSCRPT_TSCRPT_COMP_DATA_H$83">
              <text:p text:style-name="P2"><text:s text:c="5"/>Course Topic(s): The Veil in the Modern World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4">
              <text:p text:style-name="P2">MATH <text:s text:c="6"/>53 <text:s text:c="6"/>Linear Algebra <text:s text:c="19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5">
              <text:p text:style-name="P2"><text:s text:c="9"/>TERM GPA : <text:s text:c="4"/>3.933 <text:s text:c="5"/>TERM TOTALS : <text:s text:c="4"/>18.00 <text:s text:c="3"/>18.00 <text:s text:c="8"/>70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6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7">
              <text:p text:style-name="P2"><text:s text:c="9"/>CUM <text:s/>GPA : <text:s text:c="4"/>3.851 <text:s text:c="5"/>CUM <text:s/>TOTALS : <text:s text:c="4"/>90.00 <text:s text:c="2"/>114.00 <text:s text:c="7"/>346.6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8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89">
              <text:p text:style-name="P2"><text:s text:c="23"/><text:span text:style-name="T1">Spring 2013 <text:s/>(2013-04-02 to 2013-06-13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0">
              <text:p text:style-name="P2">COEN <text:s text:c="6"/>20 <text:s text:c="6"/>Intro to Embedded Systems <text:s text:c="8"/>4.00 <text:s text:c="4"/>4.00 A- <text:s text:c="5"/>14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1">
              <text:p text:style-name="P2">COEN <text:s text:c="6"/>20L <text:s text:c="5"/>Comp Org &amp; Emb Sys Lab <text:s text:c="11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2">
              <text:p text:style-name="P2">COEN <text:s text:c="5"/>179 <text:s text:c="6"/>Theory of Algorithms <text:s text:c="13"/>5.00 <text:s text:c="4"/>5.00 A <text:s text:c="6"/>20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3">
              <text:p text:style-name="P2">ELEN <text:s text:c="5"/>153 <text:s text:c="6"/>Digital Integrated Circuit Des <text:s text:c="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4">
              <text:p text:style-name="P2">ELEN <text:s text:c="5"/>153L <text:s text:c="5"/>Digitl Integrated Circ Des Lab <text:s text:c="3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5">
              <text:p text:style-name="P2">MATH <text:s text:c="5"/>170 <text:s text:c="6"/>Development of Math <text:s text:c="14"/>5.00 <text:s text:c="4"/>5.00 B <text:s text:c="6"/>15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6">
              <text:p text:style-name="P2"><text:s text:c="9"/>TERM GPA : <text:s text:c="4"/>3.690 <text:s text:c="5"/>TERM TOTALS : <text:s text:c="4"/>20.00 <text:s text:c="3"/>20.00 <text:s text:c="8"/>73.8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7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8">
              <text:p text:style-name="P2"><text:s text:c="9"/>CUM <text:s/>GPA : <text:s text:c="4"/>3.822 <text:s text:c="5"/>CUM <text:s/>TOTALS : <text:s text:c="3"/>110.00 <text:s text:c="2"/>134.00 <text:s text:c="7"/>420.4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99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0">
              <text:p text:style-name="P2"><text:s text:c="24"/><text:span text:style-name="T1">Fall 2013 <text:s/>(2013-09-23 to 2013-12-13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1">
              <text:p text:style-name="P2">Spain:Madrid-Engineering/IE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2">
              <text:p text:style-name="P2">ARTH <text:s text:c="5"/>101 <text:s text:c="6"/>Special Topics <text:s text:c="19"/>6.00 <text:s text:c="4"/>6.00 A <text:s text:c="6"/>2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3">
              <text:p text:style-name="P2"><text:s text:c="5"/>Course Topic(s): Spanish Art &amp; Architecture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4">
              <text:p text:style-name="P2"><text:s text:c="22"/>Spanish Art &amp; Architecture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5">
              <text:p text:style-name="P2">COEN <text:s text:c="5"/>122 <text:s text:c="6"/>Computer Architecture <text:s text:c="12"/>6.00 <text:s text:c="4"/>6.00 A <text:s text:c="6"/>2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6">
              <text:p text:style-name="P2"><text:s text:c="5"/>Course Topic(s): Computer Architechture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7">
              <text:p text:style-name="P2">COEN <text:s text:c="5"/>146 <text:s text:c="6"/>Computer Networks <text:s text:c="16"/>6.00 <text:s text:c="4"/>6.00 A <text:s text:c="6"/>2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8">
              <text:p text:style-name="P2"><text:s text:c="5"/>Course Topic(s): Computer Network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09">
              <text:p text:style-name="P2">SPAN <text:s text:c="7"/>1 <text:s text:c="6"/>Elementary Spanish I <text:s text:c="13"/>6.00 <text:s text:c="4"/>6.00 A <text:s text:c="6"/>2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0">
              <text:p text:style-name="P2"><text:s text:c="5"/>Course Topic(s): Sp Lang Cntxt: Novice Abd l</text:p>
            </text:section>
          </table:table-cell>
        </table:table-row>
        <text:soft-page-break/>
        <table:table-row table:style-name="Table1.2">
          <table:table-cell office:value-type="string">
            <text:section text:style-name="Sect1" text:name="win0divDERIVED_TSCRPT_TSCRPT_COMP_DATA_H$111">
              <text:p text:style-name="P2"><text:s text:c="9"/>TERM GPA : <text:s text:c="4"/>4.000 <text:s text:c="5"/>TERM TOTALS : <text:s text:c="4"/>24.00 <text:s text:c="3"/>24.00 <text:s text:c="8"/>9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2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3">
              <text:p text:style-name="P2"><text:s text:c="9"/>CUM <text:s/>GPA : <text:s text:c="4"/>3.854 <text:s text:c="5"/>CUM <text:s/>TOTALS : <text:s text:c="3"/>134.00 <text:s text:c="2"/>158.00 <text:s text:c="7"/>516.4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4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5">
              <text:p text:style-name="P2"><text:s text:c="23"/><text:span text:style-name="T1">Winter 2014 <text:s/>(2014-01-06 to 2014-03-21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6">
              <text:p text:style-name="P2">COEN <text:s text:c="5"/>152 <text:s text:c="6"/>Computer Forensics <text:s text:c="15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7">
              <text:p text:style-name="P2">COEN <text:s text:c="5"/>152L <text:s text:c="5"/>Computer Forensics: Lab <text:s text:c="10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8">
              <text:p text:style-name="P2">COEN <text:s text:c="5"/>171 <text:s text:c="6"/>Prin Des&amp; Impl Prog Lang <text:s text:c="9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19">
              <text:p text:style-name="P2">COEN <text:s text:c="5"/>175 <text:s text:c="6"/>Int/Fml Lng Thy&amp;Cmplcnst <text:s text:c="9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0">
              <text:p text:style-name="P2">COEN <text:s text:c="5"/>175L <text:s text:c="5"/>Int/Fml Lng Thy&amp;Cmplcnst Lab <text:s text:c="5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1">
              <text:p text:style-name="P2">TESP <text:s text:c="6"/>65 <text:s text:c="6"/>U.S. Hispanic Theology <text:s text:c="11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2">
              <text:p text:style-name="P2"><text:s text:c="9"/>TERM GPA : <text:s text:c="4"/>4.000 <text:s text:c="5"/>TERM TOTALS : <text:s text:c="4"/>18.00 <text:s text:c="3"/>18.00 <text:s text:c="8"/>72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3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4">
              <text:p text:style-name="P2"><text:s text:c="9"/>CUM <text:s/>GPA : <text:s text:c="4"/>3.871 <text:s text:c="5"/>CUM <text:s/>TOTALS : <text:s text:c="3"/>152.00 <text:s text:c="2"/>176.00 <text:s text:c="7"/>588.4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5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6">
              <text:p text:style-name="P2"><text:s text:c="23"/><text:span text:style-name="T1">Spring 2014 <text:s/>(2014-03-31 to 2014-06-12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7">
              <text:p text:style-name="P2">COEN <text:s text:c="5"/>160 <text:s text:c="6"/>OO Analysis,Design,Programming <text:s text:c="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8">
              <text:p text:style-name="P2">COEN <text:s text:c="5"/>160L <text:s text:c="5"/>OO Analysis, Design, Prog Lab <text:s text:c="4"/>1.00 <text:s text:c="4"/>1.00 A <text:s text:c="7"/>4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29">
              <text:p text:style-name="P2">COEN <text:s text:c="5"/>168 <text:s text:c="6"/>Mobile Application Development <text:s text:c="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0">
              <text:p text:style-name="P2"><text:s text:c="5"/>Course Topic(s): iPhone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1">
              <text:p text:style-name="P2">ENGR <text:s text:c="6"/>19 <text:s text:c="6"/>Ethics in Technology <text:s text:c="13"/>4.00 <text:s text:c="4"/>4.00 A <text:s text:c="6"/>16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2">
              <text:p text:style-name="P2">RSOC <text:s text:c="5"/>119 <text:s text:c="6"/>Media and Religion <text:s text:c="15"/>5.00 <text:s text:c="4"/>5.00 A- <text:s text:c="5"/>18.5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3">
              <text:p text:style-name="P2"><text:s text:c="9"/>TERM GPA : <text:s text:c="4"/>3.917 <text:s text:c="5"/>TERM TOTALS : <text:s text:c="4"/>18.00 <text:s text:c="3"/>18.00 <text:s text:c="8"/>70.5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4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5">
              <text:p text:style-name="P2"><text:s text:c="9"/>CUM <text:s/>GPA : <text:s text:c="4"/>3.876 <text:s text:c="5"/>CUM <text:s/>TOTALS : <text:s text:c="3"/>170.00 <text:s text:c="2"/>194.00 <text:s text:c="7"/>658.9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6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7">
              <text:p text:style-name="P2"><text:s text:c="24"/><text:span text:style-name="T1">Fall 2014 <text:s/>(2014-09-22 to 2014-12-12)</text:span>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8">
              <text:p text:style-name="P2">COEN <text:s text:c="5"/>174 <text:s text:c="6"/>Software Engineering <text:s text:c="13"/>4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39">
              <text:p text:style-name="P2">COEN <text:s text:c="5"/>174L <text:s text:c="5"/>Software Engineering Lab <text:s text:c="9"/>1.00</text:p>
            </text:section>
          </table:table-cell>
        </table:table-row>
        <text:soft-page-break/>
        <table:table-row table:style-name="Table1.2">
          <table:table-cell office:value-type="string">
            <text:section text:style-name="Sect1" text:name="win0divDERIVED_TSCRPT_TSCRPT_COMP_DATA_H$140">
              <text:p text:style-name="P2">COEN <text:s text:c="5"/>177 <text:s text:c="6"/>Operating Systems <text:s text:c="16"/>4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1">
              <text:p text:style-name="P2">COEN <text:s text:c="5"/>177L <text:s text:c="5"/>Operating Systems Lab <text:s text:c="12"/>1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2">
              <text:p text:style-name="P2">COEN <text:s text:c="5"/>194 <text:s text:c="6"/>Design Project I <text:s text:c="17"/>2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3">
              <text:p text:style-name="P2">ENGL <text:s text:c="5"/>181 <text:s text:c="6"/>Applied Engr Communications I <text:s text:c="4"/>2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4">
              <text:p text:style-name="P2">HNRS <text:s text:c="5"/>195 <text:s text:c="6"/>Honors Program Thesis <text:s text:c="12"/>1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5">
              <text:p text:style-name="P2">POLI <text:s text:c="7"/>2 <text:s text:c="6"/>Intro to Comparative Politics <text:s text:c="4"/>4.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6">
              <text:p text:style-name="P2"><text:s text:c="9"/>TERM GPA : <text:s text:c="4"/>0.000 <text:s text:c="5"/>TERM TOTALS : <text:s text:c="5"/>0.00 <text:s text:c="4"/>0.00 <text:s text:c="9"/>0.0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7">
              <text:p text:style-name="P4"/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8">
              <text:p text:style-name="P2"><text:s text:c="9"/>CUM <text:s/>GPA : <text:s text:c="4"/>3.876 <text:s text:c="5"/>CUM <text:s/>TOTALS : <text:s text:c="3"/>170.00 <text:s text:c="2"/>194.00 <text:s text:c="7"/>658.900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49">
              <text:p text:style-name="P1">Undergraduate Career Totals</text:p>
            </text:section>
          </table:table-cell>
        </table:table-row>
        <table:table-row table:style-name="Table1.2">
          <table:table-cell office:value-type="string">
            <text:section text:style-name="Sect1" text:name="win0divDERIVED_TSCRPT_TSCRPT_COMP_DATA_H$150">
              <text:p text:style-name="P2"><text:s text:c="9"/>CUM <text:s/>GPA : <text:s text:c="4"/>3.876 <text:s text:c="5"/>CUM <text:s/>TOTALS : <text:s text:c="3"/>170.00 <text:s text:c="2"/>194.00 <text:s text:c="7"/>658.900</text:p>
            </text:section>
          </table:table-cell>
        </table:table-row>
        <table:table-row table:style-name="Table1.152">
          <table:table-cell office:value-type="string">
            <text:section text:style-name="Sect1" text:name="win0divDERIVED_TSCRPT_TSCRPT_COMP_DATA_H$151">
              <text:p text:style-name="P2">TRN CRED: <text:s text:c="3"/>0.000 <text:s text:c="2"/>TST CRED: <text:s text:c="2"/>24.000 <text:s text:c="2"/>OTH CRED: <text:s text:c="3"/>0.000 <text:s text:c="3"/>TOT UNTS: <text:s/>194.000</text:p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8:33:16.721000000</meta:creation-date>
    <dc:date>2014-10-01T18:34:35.831000000</dc:date>
    <meta:editing-duration>P0D</meta:editing-duration>
    <meta:editing-cycles>1</meta:editing-cycles>
    <meta:document-statistic meta:table-count="1" meta:image-count="0" meta:object-count="0" meta:page-count="6" meta:paragraph-count="131" meta:word-count="1045" meta:character-count="8863" meta:non-whitespace-character-count="4878"/>
    <meta:generator>LibreOffice/4.2.2.1$Windows_x86 LibreOffice_project/3be8cda0bddd8e430d8cda1ebfd581265cca5a0f</meta:generator>
  </office:meta>
</office:document-meta>
</file>